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1:<text:tab/><text:tab/><text:tab/><text:tab/><text:tab/><text:tab/><text:tab/><text:tab/><text:tab/><text:tab/>Rhys saunders</text:p>
      <text:p text:style-name="P1">Create a simple document where you must plan out the basic design of your prototype. </text:p>
      <text:p text:style-name="Standard"><text:line-break/><text:span text:style-name="T1">Describe the development process of small sized games/applications </text:span></text:p>
      <text:p text:style-name="Standard">Generally, there are 7 phases for game development.</text:p>
      <text:p text:style-name="Standard"/>
      <text:list xml:id="list2700153470095066773" text:style-name="L1">
        <text:list-item>
          <text:p text:style-name="P4">Planning:<text:line-break/>This phase includes things that will go into the GDD (Game Design Document), and TDD (Technical Design Document). <text:s/>This includes but is not limited to, an <text:s/>Overview, story, core mechanics, scope, mechanics, asset lists, etc. this phase is designed to set boundaries for what is viable for production and what an idealistic end product should be. <text:line-break/></text:p>
        </text:list-item>
        <text:list-item>
          <text:p text:style-name="P4">Pre-production:<text:line-break/>This phase is laying down the skeleton for what is to come. The story and technical aspects are given direction, where story-boarding and early prototyping are worked on so that the game begins to take on shape which will be used in the following stages as a reference. Milestones become easier to predict as the game becomes more tangible.<text:line-break/></text:p>
        </text:list-item>
        <text:list-item>
          <text:p text:style-name="P4">Production:<text:line-break/>The production phase is as the name suggests, assets are made, and the things set out in the TDD are worked on and implemented into the game. Various aspects may change from the original idea based on technical feasibility, budget, time, and direction. Overall the game should try and remain as true to the GDD as possible.<text:line-break/></text:p>
        </text:list-item>
        <text:list-item>
          <text:p text:style-name="P4">Launch<text:line-break/>this phase includes minor and major bug elimination, polishing and master release.<text:line-break/></text:p>
        </text:list-item>
        <text:list-item>
          <text:p text:style-name="P4">Pre-Launch<text:line-break/>this Phase includes Alpha and Beta versions, marketing, and other ways of reaching the games targeting demographics.<text:line-break/></text:p>
        </text:list-item>
        <text:list-item>
          <text:p text:style-name="P4">Testing­<text:line-break/>The testing phase includes balancing for the public and other fine tuning. Bugsquashing continues, and items from the wish-list are fulfilled.</text:p>
          <text:p text:style-name="P4"/>
        </text:list-item>
        <text:list-item>
          <text:p text:style-name="P4">Post-Production<text:line-break/>The final phase is after its deployment. This is mostly support and add on content development.</text:p>
        </text:list-item>
      </text:list>
      <text:p text:style-name="Standard"/>
      <text:p text:style-name="P1">Identify common game engines and programming languages in the industry </text:p>
      <text:p text:style-name="P2">C++ and C# are the main ones</text:p>
      <text:p text:style-name="P2">-Compare the languages </text:p>
      <text:p text:style-name="P2">C++ works around using objects where C# uses components. Practically speaking that means c# uses parts of objects where C++ uses whole objects. In addition C# runs in a virtual machine, that is an environment that manages some aspects like memory for you, where as this is a manual process in C++</text:p>
      <text:p text:style-name="P1">What is different in how their syntax is written </text:p>
      <text:p text:style-name="P2">in C++ everything is available to everything, and it is less clearly defined, c# is the simpler language, where you have to state everything implicitly.<text:line-break/></text:p>
      <text:p text:style-name="P2"/>
      <text:p text:style-name="P2"><text:soft-page-break/><text:tab/><text:tab/><text:tab/><text:tab/><text:tab/><text:tab/><text:tab/><text:tab/><text:tab/><text:tab/>Rhys Saunders<text:line-break/></text:p>
      <text:p text:style-name="P2">C++ <text:line-break/>Vec(float v = 0) {a = b = c = v; }</text:p>
      <text:p text:style-name="P2"/>
      <text:p text:style-name="P2">C# </text:p>
      <text:p text:style-name="P2">public static implicit operator Vec(float v) { return new Vec(a: v, b:v, c: v);}</text:p>
      <text:p text:style-name="P2"/>
      <text:p text:style-name="P2">these mean the same thing in each language.</text:p>
      <text:p text:style-name="P1"/>
      <text:p text:style-name="P1">How are scripts structured </text:p>
      <text:p text:style-name="P1">in c#, a class)(script) contains methods and types (variables) ie</text:p>
      <text:p text:style-name="P1"/>
      <text:p text:style-name="P1">using Unity things;</text:p>
      <text:p text:style-name="P1"><text:line-break/>public class Ascript : Monobehaviour (inheriting from monobehaviour)</text:p>
      <text:p text:style-name="P1">{</text:p>
      <text:p text:style-name="P1"/>
      <text:p text:style-name="P1"><text:s/>variable a;</text:p>
      <text:p text:style-name="P1">void MethodName()</text:p>
      <text:p text:style-name="P1">{</text:p>
      <text:p text:style-name="P1">a</text:p>
      <text:p text:style-name="P1">}</text:p>
      <text:p text:style-name="P1">}</text:p>
      <text:p text:style-name="Standard"><text:s/></text:p>
      <text:p text:style-name="P1">Explain the data types you will be using and why </text:p>
      <text:p text:style-name="Standard">int = whole numbers. Very important for a whole number counter.</text:p>
      <text:p text:style-name="Standard">float = decimal numbers. Because sometimes you require fractions.</text:p>
      <text:p text:style-name="Standard">Bool = true or false statement. This is used to turn things on and off. </text:p>
      <text:p text:style-name="Standard">String = a string of characters, used for writing words.</text:p>
      <text:p text:style-name="Standard"><text:tab/></text:p>
      <text:p text:style-name="Standard"><text:s/><text:span text:style-name="T1">Explain any mathematical terms you may use in the document </text:span></text:p>
      <text:p text:style-name="Standard"><text:tab/>Mathf.Pow(x,y) is a mathematical function where x is to the power of y.</text:p>
      <text:p text:style-name="Standard"/>
      <text:p text:style-name="Standard">TASK 2: uploaded to github.</text:p>
      <text:p text:style-name="Standard"><text:tab/>https://github.com/rhyssaunders44/Programming-Assignment-1-Rhys-Saun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hys Saunders</meta:initial-creator>
    <meta:creation-date>2021-03-18T10:14:21.45</meta:creation-date>
    <dc:date>2021-03-18T22:56:50.60</dc:date>
    <dc:creator>Rhys Saunders</dc:creator>
    <meta:editing-duration>PT16M29S</meta:editing-duration>
    <meta:editing-cycles>2</meta:editing-cycles>
    <meta:generator>OpenOffice/4.1.5$Win32 OpenOffice.org_project/415m1$Build-9789</meta:generator>
    <meta:document-statistic meta:table-count="0" meta:image-count="0" meta:object-count="0" meta:page-count="2" meta:paragraph-count="44" meta:word-count="550" meta:character-count="3340"/>
  </office:meta>
</office:document-meta>
</file>